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1d6bab" officeooo:paragraph-rsid="001d6bab" style:font-size-asian="21pt" style:font-size-complex="24pt"/>
    </style:style>
    <style:style style:name="P2" style:family="paragraph" style:parent-style-name="Standard">
      <style:text-properties style:font-name="Purisa" fo:font-size="24pt" officeooo:rsid="001ddc29" officeooo:paragraph-rsid="001ddc29" style:font-size-asian="21pt" style:font-size-complex="24pt"/>
    </style:style>
    <style:style style:name="P3" style:family="paragraph" style:parent-style-name="Standard">
      <style:text-properties style:font-name="Purisa" fo:font-size="10pt" officeooo:rsid="001d6bab" officeooo:paragraph-rsid="001d6bab" style:font-size-asian="8.75pt" style:font-size-complex="10pt"/>
    </style:style>
    <style:style style:name="P4" style:family="paragraph" style:parent-style-name="Standard">
      <style:text-properties style:font-name="Purisa" fo:font-size="10pt" officeooo:rsid="001ddc29" officeooo:paragraph-rsid="001ddc29" style:font-size-asian="8.75pt" style:font-size-complex="10pt"/>
    </style:style>
    <style:style style:name="P5" style:family="paragraph" style:parent-style-name="Standard">
      <style:text-properties style:font-name="Purisa" fo:font-size="10pt" officeooo:rsid="001ddc29" officeooo:paragraph-rsid="001e087f" style:font-size-asian="8.75pt" style:font-size-complex="10pt"/>
    </style:style>
    <style:style style:name="P6" style:family="paragraph" style:parent-style-name="Standard">
      <style:text-properties style:font-name="Purisa" fo:font-size="10pt" officeooo:paragraph-rsid="001e087f" style:font-size-asian="10pt" style:font-size-complex="10pt"/>
    </style:style>
    <style:style style:name="P7" style:family="paragraph" style:parent-style-name="Standard">
      <style:text-properties style:font-name="Purisa" fo:font-size="10pt" officeooo:rsid="001e087f" officeooo:paragraph-rsid="001e087f" style:font-size-asian="10pt" style:font-size-complex="10pt"/>
    </style:style>
    <style:style style:name="P8" style:family="paragraph" style:parent-style-name="Standard">
      <style:text-properties style:font-name="Purisa" fo:font-size="10pt" officeooo:rsid="001ff383" officeooo:paragraph-rsid="001ff383" style:font-size-asian="10pt" style:font-size-complex="10pt"/>
    </style:style>
    <style:style style:name="P9" style:family="paragraph" style:parent-style-name="Standard">
      <style:text-properties fo:color="#000000" style:font-name="Purisa" fo:font-size="10pt" style:text-underline-style="none" officeooo:rsid="0022a9cb" officeooo:paragraph-rsid="0022a9cb" style:font-size-asian="10pt" style:font-size-complex="10pt"/>
    </style:style>
    <style:style style:name="P10" style:family="paragraph" style:parent-style-name="Standard">
      <style:text-properties style:use-window-font-color="true" style:font-name="Purisa" fo:font-size="10pt" style:text-underline-style="none" officeooo:rsid="001ff383" officeooo:paragraph-rsid="001ff383" style:font-size-asian="10pt" style:font-size-complex="10pt"/>
    </style:style>
    <style:style style:name="P11" style:family="paragraph" style:parent-style-name="Standard">
      <style:text-properties style:use-window-font-color="true" style:font-name="Purisa" fo:font-size="10pt" style:text-underline-style="none" officeooo:rsid="0021d125" officeooo:paragraph-rsid="0021d125" style:font-size-asian="10pt" style:font-size-complex="10pt"/>
    </style:style>
    <style:style style:name="P12" style:family="paragraph" style:parent-style-name="Standard">
      <style:text-properties style:use-window-font-color="true" style:font-name="Purisa" fo:font-size="10pt" style:text-underline-style="none" officeooo:rsid="0022a9cb" officeooo:paragraph-rsid="0022a9cb" style:font-size-asian="10pt" style:font-size-complex="10pt"/>
    </style:style>
    <style:style style:name="P13" style:family="paragraph" style:parent-style-name="Standard">
      <style:text-properties fo:color="#ff3333" style:font-name="Purisa" fo:font-size="10pt" style:text-underline-style="solid" style:text-underline-width="auto" style:text-underline-color="font-color" officeooo:rsid="0022a9cb" officeooo:paragraph-rsid="0022a9cb" style:font-size-asian="10pt" style:font-size-complex="10pt"/>
    </style:style>
    <style:style style:name="T1" style:family="text">
      <style:text-properties officeooo:rsid="001e087f"/>
    </style:style>
    <style:style style:name="T2" style:family="text">
      <style:text-properties fo:color="#ff3333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style:text-underline-style="solid" style:text-underline-width="auto" style:text-underline-color="font-color" officeooo:rsid="001e087f"/>
    </style:style>
    <style:style style:name="T5" style:family="text">
      <style:text-properties fo:color="#ff3333" style:text-underline-style="solid" style:text-underline-width="auto" style:text-underline-color="font-color" officeooo:rsid="0021d125"/>
    </style:style>
    <style:style style:name="T6" style:family="text">
      <style:text-properties fo:color="#ff3333" style:text-underline-style="none"/>
    </style:style>
    <style:style style:name="T7" style:family="text">
      <style:text-properties fo:color="#ff3333" officeooo:rsid="0021d125"/>
    </style:style>
    <style:style style:name="T8" style:family="text">
      <style:text-properties fo:color="#000000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officeooo:rsid="001e087f"/>
    </style:style>
    <style:style style:name="T11" style:family="text">
      <style:text-properties fo:color="#000000" style:text-underline-style="none" officeooo:rsid="0021d125"/>
    </style:style>
    <style:style style:name="T12" style:family="text">
      <style:text-properties fo:color="#000000" officeooo:rsid="0021d1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omaglio</text:p>
      <text:p text:style-name="P3"/>
      <text:p text:style-name="P2">Kargath Manotagliente</text:p>
      <text:p text:style-name="P4"/>
      <text:p text:style-name="P4">Kargath Manotagliente è il primo boss del raid Altomaglio ed è un discreto boss di apertura. L'incontro richiede che tutto il raid combatta sia con il boss che con gli add che lui stesso evoca, mettendo per lo più a dura prova i DPS. Ci si aspetterebbe un boss abbastanza facile basta fare attenzione a tutte le insidie e le trappole.</text:p>
      <text:p text:style-name="P5">L'incontro inizia in un'arena dove ci sono 4 pozzi che si aprono una volta che viene pullato il boss. In ognuno di questi pozzi c'è un gattino molto affamato. Fate attenzione e restate lontani. <text:span text:style-name="T1">Successivamente il boss con un incredibile abilità corre verso bersagli casuali ogni 2 secondi per 10 secondi, infliggendo 35.714 danni fisici a tutti i bersagli entro 7 metri. Quest'abilità è chiamata </text:span><text:span text:style-name="T4">LAME DANZANTI.</text:span></text:p>
      <text:p text:style-name="P5"><text:span text:style-name="T10">Se è possibile, l'ideale sarebbe allontanarsi. Se non fate in tempo a spostarvi anche se vi colpisce non farà tanto male.</text:span></text:p>
      <text:p text:style-name="P6"><text:span text:style-name="T10">I tank devono scambiarsi i boss ad ogni </text:span><text:span text:style-name="T4">IMPALAMENTO</text:span><text:bookmark text:name="tw-target-text"/><text:span text:style-name="T10">: </text:span>Kargath <text:span text:style-name="T1">impala </text:span>un nemico , infliggendo 58000 danni fisici ogni <text:span text:style-name="T1">secondo per 8 secondi. Se il target sopravvive ad ogni impalamento successivo prenderà più danni ( specialmente per gli healer guardare gli stack di </text:span><text:span text:style-name="T4">FERITE APERTE</text:span><text:span text:style-name="T10">). All'interno dell'arena sono anche presenti dei </text:span><text:span text:style-name="T4">PILASTRI DI FUOCO</text:span><text:span text:style-name="T10"> che compaiono e sputano fuoco. Non stare dentro questi pilastri! </text:span></text:p>
      <text:p text:style-name="P7"><text:span text:style-name="T9">Oltre a ciò, ci sono altre due meccaniche principali all'interno del combattimento.</text:span></text:p>
      <text:p text:style-name="P8"><text:span text:style-name="T9">La prima è lo </text:span><text:span text:style-name="T3">SCATTO DEL BERSERKER</text:span><text:span text:style-name="T9">: Kargath scatta verso il bersaglio, infliggendo il 125% dei danni dell'arma a tutti i bersagli frontali, aumentando i danni fisici inflitti del 15% ogni 2 secondi per 20 secondi. Inoltre, la velocità di movimento di Kargath aumenta del 25% ogni 2 secondi per 20 secondi. Aprirsi velocemente o si subiranno danni AOE. Il giocatore che è fixato deve correre lontano dal boss, se viene raggiunto muore istantaneamente. Il boss però può essere distratto. Se viene kitato all'interno dei pilastri di fuoco, Kargath cambia target e inizia a picchiare il pilastro. Basta stare un po' attenti e al momento giusto kitarlo nel fuoco.</text:span></text:p>
      <text:p text:style-name="P8"><text:span text:style-name="T9">L'ultima meccanica principale è divertente. Ogni minuto e mezzo, il pubblico che sta guardando il combattimento nell'arena viene coinvolto nel fight. Ci saranno tre tipi di add:</text:span></text:p>
      <text:p text:style-name="P8"><text:span text:style-name="T9">- </text:span><text:span text:style-name="T3">GRUNT DI FERRO:</text:span><text:span text:style-name="T6"> </text:span><text:span text:style-name="T11">una folla di orchi apparentemente infinita</text:span></text:p>
      <text:p text:style-name="P8"><text:span text:style-name="T9">- </text:span><text:span text:style-name="T3">BOMBARDIERI DI FERRO:</text:span><text:span text:style-name="T6"> </text:span><text:span text:style-name="T11">appaiono sulle tribune e buttano </text:span><text:span text:style-name="T5">BOMBE DI FERRO </text:span><text:span text:style-name="T11">(infligge 21.563 danni fuoco a un nemico e 7.500 danni fuoco aggiuntivi ogni 2 secondi per 10 secondi) o BOMBE DI FUOCO (esplode infliggendo 3.000 danni di </text:span><text:soft-page-break/><text:span text:style-name="T11">fuoco a tutti i bersagli vicini)sul gruppo.</text:span></text:p>
      <text:p text:style-name="P10">- <text:span text:style-name="T3">SCAGLIABILE UBRIACHI:</text:span><text:span text:style-name="T2"> </text:span><text:span text:style-name="T12">appaiono sulla tribuna e lanciano </text:span><text:span text:style-name="T5">BIRRA STRAZIANTE</text:span><text:span text:style-name="T7"> </text:span><text:span text:style-name="T12">nell'arena, scagliando questo boccale infliggerà 56.921 danni da natura all'impatto e creerà una pozza che infligge 44.642 danni natura ogni secondo per 30 secondi.</text:span></text:p>
      <text:p text:style-name="P11"><text:span text:style-name="T8">Lanciano anche il </text:span><text:span text:style-name="T3">VILSOFFIO</text:span><text:span text:style-name="T8"> che stordisce i bersagli di fronte all'incantatore.</text:span></text:p>
      <text:p text:style-name="P11"><text:span text:style-name="T8"/></text:p>
      <text:p text:style-name="P12"><text:span text:style-name="T8">Dopo aver summonato questi add, Kargath fa un'abilità chiamata </text:span><text:span text:style-name="T3">LANCIO CATENA:</text:span><text:span text:style-name="T8"> usa la catena per frustare i 5 nemici più vicini e lanciarli sulle tribune. Sarebbe meglio concentrarsi sui bombardieri di ferro e sugli scagliabile ubriachi che danno fastidio ai player del raid che sono rimasti in arena. La cosa più difficile è che si arriva su con poca vita, quindi è consigliabile mandare 1 tank 1 healer e 3 dps. Assicurarsi prima di scendere di avere ucciso tutti gli add presenti sulle tribune.</text:span></text:p>
      <text:p text:style-name="P12"><text:span text:style-name="T8"/></text:p>
      <text:p text:style-name="P12"><text:span text:style-name="T8">Mentre il gruppo che è stato mandato sugli spalti uccide gli add, il combattimento all'interno dell'arena continua. Non cambia nulla. Il tank che sta tankando Kargath può prendere anche due impale. </text:span></text:p>
      <text:p text:style-name="P12"><text:span text:style-name="T8"/></text:p>
      <text:p text:style-name="P12"><text:span text:style-name="T8">La strategia è abbastanza semplice. I tank devono cercare di tenere il boss puntato verso il gruppo dei DPS ranged in modo da evitare al gruppo dei melee gli impalamenti.</text:span></text:p>
      <text:p text:style-name="P12"><text:span text:style-name="T8"/></text:p>
      <text:p text:style-name="P13">RICORDA:</text:p>
      <text:p text:style-name="P9">I tank devono scambiarsi il boss ad ogni impalamento, cercare di tenere il boss rivolto verso il gruppo dei DPS e aiutare il gruppo con la folla. Per gli healer, il danno non è alto solo quando si va sugli spalti lanciare qualche cd di cura per fullare il gruppo dei DPS per evitare che vengano buttati giù nell'arena.</text:p>
      <text:p text:style-name="P9">Per i DPS killare gli add della folla, per i ranged tenersi pronti a distrarre il boss nei pilastri di fuoc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04T17:37:01.874940473</meta:creation-date>
    <dc:date>2014-11-04T19:21:24.980607570</dc:date>
    <dc:creator>ilaria </dc:creator>
    <meta:editing-duration>PT13M1S</meta:editing-duration>
    <meta:editing-cycles>1</meta:editing-cycles>
    <meta:generator>LibreOffice/4.1.3.2$Linux_X86_64 LibreOffice_project/410m0$Build-2</meta:generator>
    <meta:document-statistic meta:table-count="0" meta:image-count="0" meta:object-count="0" meta:page-count="2" meta:paragraph-count="19" meta:word-count="691" meta:character-count="4173" meta:non-whitespace-character-count="3499"/>
  </office:meta>
</office:document-meta>
</file>